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3003.6979" calcext:value-type="float">
            <text:p>3003.6979</text:p>
          </table:table-cell>
          <table:table-cell office:value-type="float" office:value="3129.8747" calcext:value-type="float">
            <text:p>3129.8747</text:p>
          </table:table-cell>
          <table:table-cell office:value-type="string" calcext:value-type="string">
            <text:p>Latitude</text:p>
          </table:table-cell>
          <table:table-cell office:value-type="float" office:value="3003" calcext:value-type="float">
            <text:p>3003</text:p>
          </table:table-cell>
          <table:table-cell table:formula="of:=10000*([.A1]- [.$D1])" office:value-type="float" office:value="6979.00000000118" calcext:value-type="float">
            <text:p>6979.0000000012</text:p>
          </table:table-cell>
          <table:table-cell office:value-type="string" calcext:value-type="string">
            <text:p>Longitude</text:p>
          </table:table-cell>
          <table:table-cell office:value-type="float" office:value="3129" calcext:value-type="float">
            <text:p>3129</text:p>
          </table:table-cell>
          <table:table-cell table:formula="of:=10000*([.B1]-[.G1])" office:value-type="float" office:value="8746.99999999848" calcext:value-type="float">
            <text:p>8746.9999999985</text:p>
          </table:table-cell>
        </table:table-row>
        <table:table-row table:style-name="ro1">
          <table:table-cell office:value-type="float" office:value="3003.6982" calcext:value-type="float">
            <text:p>3003.6982</text:p>
          </table:table-cell>
          <table:table-cell office:value-type="float" office:value="3129.8748" calcext:value-type="float">
            <text:p>3129.874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2]- [.$D2])" office:value-type="float" office:value="6981.99999999815" calcext:value-type="float">
            <text:p>6981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2]-[.G2])" office:value-type="float" office:value="8748.0000000005" calcext:value-type="float">
            <text:p>8748.0000000005</text:p>
          </table:table-cell>
        </table:table-row>
        <table:table-row table:style-name="ro1">
          <table:table-cell office:value-type="float" office:value="3003.6979" calcext:value-type="float">
            <text:p>3003.6979</text:p>
          </table:table-cell>
          <table:table-cell office:value-type="float" office:value="3129.875" calcext:value-type="float">
            <text:p>3129.875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3]- [.$D3])" office:value-type="float" office:value="6979.00000000118" calcext:value-type="float">
            <text:p>6979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3]-[.G3])"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3003.6982" calcext:value-type="float">
            <text:p>3003.6982</text:p>
          </table:table-cell>
          <table:table-cell office:value-type="float" office:value="3129.8746" calcext:value-type="float">
            <text:p>3129.8746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4]- [.$D4])" office:value-type="float" office:value="6981.99999999815" calcext:value-type="float">
            <text:p>6981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4]-[.G4])" office:value-type="float" office:value="8746.000000001" calcext:value-type="float">
            <text:p>8746.000000001</text:p>
          </table:table-cell>
        </table:table-row>
        <table:table-row table:style-name="ro1">
          <table:table-cell office:value-type="float" office:value="3003.6983" calcext:value-type="float">
            <text:p>3003.6983</text:p>
          </table:table-cell>
          <table:table-cell office:value-type="float" office:value="3129.8743" calcext:value-type="float">
            <text:p>3129.874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5]- [.$D5])" office:value-type="float" office:value="6983.00000000017" calcext:value-type="float">
            <text:p>6983.000000000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5]-[.G5])" office:value-type="float" office:value="8742.99999999948" calcext:value-type="float">
            <text:p>8742.9999999995</text:p>
          </table:table-cell>
        </table:table-row>
        <table:table-row table:style-name="ro1">
          <table:table-cell office:value-type="float" office:value="3003.6983" calcext:value-type="float">
            <text:p>3003.6983</text:p>
          </table:table-cell>
          <table:table-cell office:value-type="float" office:value="3129.874" calcext:value-type="float">
            <text:p>3129.874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6]- [.$D6])" office:value-type="float" office:value="6983.00000000017" calcext:value-type="float">
            <text:p>6983.000000000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6]-[.G6])" office:value-type="float" office:value="8739.99999999796" calcext:value-type="float">
            <text:p>8739.999999998</text:p>
          </table:table-cell>
        </table:table-row>
        <table:table-row table:style-name="ro1">
          <table:table-cell office:value-type="float" office:value="3003.6984" calcext:value-type="float">
            <text:p>3003.6984</text:p>
          </table:table-cell>
          <table:table-cell office:value-type="float" office:value="3129.8739" calcext:value-type="float">
            <text:p>3129.873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7]- [.$D7])" office:value-type="float" office:value="6984.0000000022" calcext:value-type="float">
            <text:p>6984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7]-[.G7])" office:value-type="float" office:value="8739.00000000049" calcext:value-type="float">
            <text:p>8739.0000000005</text:p>
          </table:table-cell>
        </table:table-row>
        <table:table-row table:style-name="ro1">
          <table:table-cell office:value-type="float" office:value="3003.6986" calcext:value-type="float">
            <text:p>3003.6986</text:p>
          </table:table-cell>
          <table:table-cell office:value-type="float" office:value="3129.8739" calcext:value-type="float">
            <text:p>3129.873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8]- [.$D8])" office:value-type="float" office:value="6986.0000000017" calcext:value-type="float">
            <text:p>6986.000000001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8]-[.G8])" office:value-type="float" office:value="8739.00000000049" calcext:value-type="float">
            <text:p>8739.0000000005</text:p>
          </table:table-cell>
        </table:table-row>
        <table:table-row table:style-name="ro1">
          <table:table-cell office:value-type="float" office:value="3003.6986" calcext:value-type="float">
            <text:p>3003.6986</text:p>
          </table:table-cell>
          <table:table-cell office:value-type="float" office:value="3129.8739" calcext:value-type="float">
            <text:p>3129.873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9]- [.$D9])" office:value-type="float" office:value="6986.0000000017" calcext:value-type="float">
            <text:p>6986.000000001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9]-[.G9])" office:value-type="float" office:value="8739.00000000049" calcext:value-type="float">
            <text:p>8739.0000000005</text:p>
          </table:table-cell>
        </table:table-row>
        <table:table-row table:style-name="ro1">
          <table:table-cell office:value-type="float" office:value="3003.6988" calcext:value-type="float">
            <text:p>3003.6988</text:p>
          </table:table-cell>
          <table:table-cell office:value-type="float" office:value="3129.8738" calcext:value-type="float">
            <text:p>3129.873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0]- [.$D10])" office:value-type="float" office:value="6988.00000000119" calcext:value-type="float">
            <text:p>6988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0]-[.G10])" office:value-type="float" office:value="8737.99999999847" calcext:value-type="float">
            <text:p>8737.9999999985</text:p>
          </table:table-cell>
        </table:table-row>
        <table:table-row table:style-name="ro1">
          <table:table-cell office:value-type="float" office:value="3003.6989" calcext:value-type="float">
            <text:p>3003.6989</text:p>
          </table:table-cell>
          <table:table-cell office:value-type="float" office:value="3129.8737" calcext:value-type="float">
            <text:p>3129.873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1]- [.$D11])" office:value-type="float" office:value="6988.99999999867" calcext:value-type="float">
            <text:p>6988.999999998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1]-[.G11])" office:value-type="float" office:value="8737.00000000099" calcext:value-type="float">
            <text:p>8737.000000001</text:p>
          </table:table-cell>
        </table:table-row>
        <table:table-row table:style-name="ro1">
          <table:table-cell office:value-type="float" office:value="3003.699" calcext:value-type="float">
            <text:p>3003.699</text:p>
          </table:table-cell>
          <table:table-cell office:value-type="float" office:value="3129.8736" calcext:value-type="float">
            <text:p>3129.8736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2]- [.$D12])" office:value-type="float" office:value="6990.00000000069" calcext:value-type="float">
            <text:p>6990.000000000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2]-[.G12])" office:value-type="float" office:value="8735.99999999897" calcext:value-type="float">
            <text:p>8735.999999999</text:p>
          </table:table-cell>
        </table:table-row>
        <table:table-row table:style-name="ro1">
          <table:table-cell office:value-type="float" office:value="3003.699" calcext:value-type="float">
            <text:p>3003.699</text:p>
          </table:table-cell>
          <table:table-cell office:value-type="float" office:value="3129.8735" calcext:value-type="float">
            <text:p>3129.8735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3]- [.$D13])" office:value-type="float" office:value="6990.00000000069" calcext:value-type="float">
            <text:p>6990.000000000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3]-[.G13])" office:value-type="float" office:value="8735.00000000149" calcext:value-type="float">
            <text:p>8735.0000000015</text:p>
          </table:table-cell>
        </table:table-row>
        <table:table-row table:style-name="ro1">
          <table:table-cell office:value-type="float" office:value="3003.6991" calcext:value-type="float">
            <text:p>3003.6991</text:p>
          </table:table-cell>
          <table:table-cell office:value-type="float" office:value="3129.8734" calcext:value-type="float">
            <text:p>3129.8734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4]- [.$D14])" office:value-type="float" office:value="6990.99999999817" calcext:value-type="float">
            <text:p>6990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4]-[.G14])" office:value-type="float" office:value="8733.99999999947" calcext:value-type="float">
            <text:p>8733.9999999995</text:p>
          </table:table-cell>
        </table:table-row>
        <table:table-row table:style-name="ro1">
          <table:table-cell office:value-type="float" office:value="3003.6991" calcext:value-type="float">
            <text:p>3003.6991</text:p>
          </table:table-cell>
          <table:table-cell office:value-type="float" office:value="3129.8734" calcext:value-type="float">
            <text:p>3129.8734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5]- [.$D15])" office:value-type="float" office:value="6990.99999999817" calcext:value-type="float">
            <text:p>6990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5]-[.G15])" office:value-type="float" office:value="8733.99999999947" calcext:value-type="float">
            <text:p>8733.9999999995</text:p>
          </table:table-cell>
        </table:table-row>
        <table:table-row table:style-name="ro1">
          <table:table-cell office:value-type="float" office:value="3003.6993" calcext:value-type="float">
            <text:p>3003.6993</text:p>
          </table:table-cell>
          <table:table-cell office:value-type="float" office:value="3129.8734" calcext:value-type="float">
            <text:p>3129.8734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6]- [.$D16])" office:value-type="float" office:value="6993.00000000221" calcext:value-type="float">
            <text:p>6993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6]-[.G16])" office:value-type="float" office:value="8733.99999999947" calcext:value-type="float">
            <text:p>8733.9999999995</text:p>
          </table:table-cell>
        </table:table-row>
        <table:table-row table:style-name="ro1">
          <table:table-cell office:value-type="float" office:value="3003.6995" calcext:value-type="float">
            <text:p>3003.6995</text:p>
          </table:table-cell>
          <table:table-cell office:value-type="float" office:value="3129.8734" calcext:value-type="float">
            <text:p>3129.8734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7]- [.$D17])" office:value-type="float" office:value="6995.00000000171" calcext:value-type="float">
            <text:p>6995.000000001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7]-[.G17])" office:value-type="float" office:value="8733.99999999947" calcext:value-type="float">
            <text:p>8733.9999999995</text:p>
          </table:table-cell>
        </table:table-row>
        <table:table-row table:style-name="ro1">
          <table:table-cell office:value-type="float" office:value="3003.7" calcext:value-type="float">
            <text:p>3003.7</text:p>
          </table:table-cell>
          <table:table-cell office:value-type="float" office:value="3129.8733" calcext:value-type="float">
            <text:p>3129.873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8]- [.$D18])" office:value-type="float" office:value="6999.99999999818" calcext:value-type="float">
            <text:p>6999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8]-[.G18])" office:value-type="float" office:value="8733.00000000199" calcext:value-type="float">
            <text:p>8733.000000002</text:p>
          </table:table-cell>
        </table:table-row>
        <table:table-row table:style-name="ro1">
          <table:table-cell office:value-type="float" office:value="3003.7002" calcext:value-type="float">
            <text:p>3003.7002</text:p>
          </table:table-cell>
          <table:table-cell office:value-type="float" office:value="3129.8732" calcext:value-type="float">
            <text:p>3129.873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9]- [.$D19])" office:value-type="float" office:value="7002.00000000223" calcext:value-type="float">
            <text:p>7002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9]-[.G19])" office:value-type="float" office:value="8731.99999999997" calcext:value-type="float">
            <text:p>8732</text:p>
          </table:table-cell>
        </table:table-row>
        <table:table-row table:style-name="ro1">
          <table:table-cell office:value-type="float" office:value="3003.7004" calcext:value-type="float">
            <text:p>3003.7004</text:p>
          </table:table-cell>
          <table:table-cell office:value-type="float" office:value="3129.873" calcext:value-type="float">
            <text:p>3129.87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20]- [.$D20])" office:value-type="float" office:value="7004.00000000172" calcext:value-type="float">
            <text:p>7004.000000001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20]-[.G20])" office:value-type="float" office:value="8730.00000000047" calcext:value-type="float">
            <text:p>8730.0000000005</text:p>
          </table:table-cell>
        </table:table-row>
        <table:table-row table:style-name="ro1">
          <table:table-cell office:value-type="float" office:value="3003.7005" calcext:value-type="float">
            <text:p>3003.7005</text:p>
          </table:table-cell>
          <table:table-cell office:value-type="float" office:value="3129.873" calcext:value-type="float">
            <text:p>3129.87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21]- [.$D21])" office:value-type="float" office:value="7004.9999999992" calcext:value-type="float">
            <text:p>7004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21]-[.G21])" office:value-type="float" office:value="8730.00000000047" calcext:value-type="float">
            <text:p>8730.0000000005</text:p>
          </table:table-cell>
        </table:table-row>
        <table:table-row table:style-name="ro1">
          <table:table-cell office:value-type="float" office:value="3003.7006" calcext:value-type="float">
            <text:p>3003.7006</text:p>
          </table:table-cell>
          <table:table-cell office:value-type="float" office:value="3129.8728" calcext:value-type="float">
            <text:p>3129.872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22]- [.$D22])" office:value-type="float" office:value="7006.00000000122" calcext:value-type="float">
            <text:p>7006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22]-[.G22])" office:value-type="float" office:value="8728.00000000098" calcext:value-type="float">
            <text:p>8728.000000001</text:p>
          </table:table-cell>
        </table:table-row>
        <table:table-row table:style-name="ro1">
          <table:table-cell office:value-type="float" office:value="3003.7006" calcext:value-type="float">
            <text:p>3003.7006</text:p>
          </table:table-cell>
          <table:table-cell office:value-type="float" office:value="3129.8727" calcext:value-type="float">
            <text:p>3129.872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23]- [.$D23])" office:value-type="float" office:value="7006.00000000122" calcext:value-type="float">
            <text:p>7006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23]-[.G23])" office:value-type="float" office:value="8726.99999999895" calcext:value-type="float">
            <text:p>8726.999999999</text:p>
          </table:table-cell>
        </table:table-row>
        <table:table-row table:style-name="ro1">
          <table:table-cell office:value-type="float" office:value="3003.7007" calcext:value-type="float">
            <text:p>3003.7007</text:p>
          </table:table-cell>
          <table:table-cell office:value-type="float" office:value="3129.8728" calcext:value-type="float">
            <text:p>3129.872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24]- [.$D24])" office:value-type="float" office:value="7006.9999999987" calcext:value-type="float">
            <text:p>7006.999999998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24]-[.G24])" office:value-type="float" office:value="8728.00000000098" calcext:value-type="float">
            <text:p>8728.000000001</text:p>
          </table:table-cell>
        </table:table-row>
        <table:table-row table:style-name="ro1">
          <table:table-cell office:value-type="float" office:value="3003.7008" calcext:value-type="float">
            <text:p>3003.7008</text:p>
          </table:table-cell>
          <table:table-cell office:value-type="float" office:value="3129.8727" calcext:value-type="float">
            <text:p>3129.872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25]- [.$D25])" office:value-type="float" office:value="7008.00000000072" calcext:value-type="float">
            <text:p>7008.000000000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25]-[.G25])" office:value-type="float" office:value="8726.99999999895" calcext:value-type="float">
            <text:p>8726.999999999</text:p>
          </table:table-cell>
        </table:table-row>
        <table:table-row table:style-name="ro1">
          <table:table-cell office:value-type="float" office:value="3003.7009" calcext:value-type="float">
            <text:p>3003.7009</text:p>
          </table:table-cell>
          <table:table-cell office:value-type="float" office:value="3129.8727" calcext:value-type="float">
            <text:p>3129.872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26]- [.$D26])" office:value-type="float" office:value="7008.9999999982" calcext:value-type="float">
            <text:p>7008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26]-[.G26])" office:value-type="float" office:value="8726.99999999895" calcext:value-type="float">
            <text:p>8726.999999999</text:p>
          </table:table-cell>
        </table:table-row>
        <table:table-row table:style-name="ro1">
          <table:table-cell office:value-type="float" office:value="3003.7009" calcext:value-type="float">
            <text:p>3003.7009</text:p>
          </table:table-cell>
          <table:table-cell office:value-type="float" office:value="3129.8727" calcext:value-type="float">
            <text:p>3129.872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27]- [.$D27])" office:value-type="float" office:value="7008.9999999982" calcext:value-type="float">
            <text:p>7008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27]-[.G27])" office:value-type="float" office:value="8726.99999999895" calcext:value-type="float">
            <text:p>8726.999999999</text:p>
          </table:table-cell>
        </table:table-row>
        <table:table-row table:style-name="ro1">
          <table:table-cell office:value-type="float" office:value="3003.7009" calcext:value-type="float">
            <text:p>3003.7009</text:p>
          </table:table-cell>
          <table:table-cell office:value-type="float" office:value="3129.8728" calcext:value-type="float">
            <text:p>3129.872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28]- [.$D28])" office:value-type="float" office:value="7008.9999999982" calcext:value-type="float">
            <text:p>7008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28]-[.G28])" office:value-type="float" office:value="8728.00000000098" calcext:value-type="float">
            <text:p>8728.000000001</text:p>
          </table:table-cell>
        </table:table-row>
        <table:table-row table:style-name="ro1">
          <table:table-cell office:value-type="float" office:value="3003.7009" calcext:value-type="float">
            <text:p>3003.7009</text:p>
          </table:table-cell>
          <table:table-cell office:value-type="float" office:value="3129.8728" calcext:value-type="float">
            <text:p>3129.872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29]- [.$D29])" office:value-type="float" office:value="7008.9999999982" calcext:value-type="float">
            <text:p>7008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29]-[.G29])" office:value-type="float" office:value="8728.00000000098" calcext:value-type="float">
            <text:p>8728.000000001</text:p>
          </table:table-cell>
        </table:table-row>
        <table:table-row table:style-name="ro1">
          <table:table-cell office:value-type="float" office:value="3003.701" calcext:value-type="float">
            <text:p>3003.701</text:p>
          </table:table-cell>
          <table:table-cell office:value-type="float" office:value="3129.8728" calcext:value-type="float">
            <text:p>3129.872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30]- [.$D30])" office:value-type="float" office:value="7010.00000000022" calcext:value-type="float">
            <text:p>7010.000000000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30]-[.G30])" office:value-type="float" office:value="8728.00000000098" calcext:value-type="float">
            <text:p>8728.000000001</text:p>
          </table:table-cell>
        </table:table-row>
        <table:table-row table:style-name="ro1">
          <table:table-cell office:value-type="float" office:value="3003.701" calcext:value-type="float">
            <text:p>3003.701</text:p>
          </table:table-cell>
          <table:table-cell office:value-type="float" office:value="3129.8728" calcext:value-type="float">
            <text:p>3129.872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31]- [.$D31])" office:value-type="float" office:value="7010.00000000022" calcext:value-type="float">
            <text:p>7010.000000000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31]-[.G31])" office:value-type="float" office:value="8728.00000000098" calcext:value-type="float">
            <text:p>8728.000000001</text:p>
          </table:table-cell>
        </table:table-row>
        <table:table-row table:style-name="ro1">
          <table:table-cell office:value-type="float" office:value="3003.7011" calcext:value-type="float">
            <text:p>3003.7011</text:p>
          </table:table-cell>
          <table:table-cell office:value-type="float" office:value="3129.8729" calcext:value-type="float">
            <text:p>3129.872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32]- [.$D32])" office:value-type="float" office:value="7011.00000000224" calcext:value-type="float">
            <text:p>7011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32]-[.G32])" office:value-type="float" office:value="8728.99999999845" calcext:value-type="float">
            <text:p>8728.9999999985</text:p>
          </table:table-cell>
        </table:table-row>
        <table:table-row table:style-name="ro1">
          <table:table-cell office:value-type="float" office:value="3003.7012" calcext:value-type="float">
            <text:p>3003.7012</text:p>
          </table:table-cell>
          <table:table-cell office:value-type="float" office:value="3129.8729" calcext:value-type="float">
            <text:p>3129.872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33]- [.$D33])" office:value-type="float" office:value="7011.99999999972" calcext:value-type="float">
            <text:p>7011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33]-[.G33])" office:value-type="float" office:value="8728.99999999845" calcext:value-type="float">
            <text:p>8728.9999999985</text:p>
          </table:table-cell>
        </table:table-row>
        <table:table-row table:style-name="ro1">
          <table:table-cell office:value-type="float" office:value="3003.7014" calcext:value-type="float">
            <text:p>3003.7014</text:p>
          </table:table-cell>
          <table:table-cell office:value-type="float" office:value="3129.8729" calcext:value-type="float">
            <text:p>3129.872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34]- [.$D34])" office:value-type="float" office:value="7013.99999999921" calcext:value-type="float">
            <text:p>7013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34]-[.G34])" office:value-type="float" office:value="8728.99999999845" calcext:value-type="float">
            <text:p>8728.9999999985</text:p>
          </table:table-cell>
        </table:table-row>
        <table:table-row table:style-name="ro1">
          <table:table-cell office:value-type="float" office:value="3003.7015" calcext:value-type="float">
            <text:p>3003.7015</text:p>
          </table:table-cell>
          <table:table-cell office:value-type="float" office:value="3129.8729" calcext:value-type="float">
            <text:p>3129.872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35]- [.$D35])" office:value-type="float" office:value="7015.00000000124" calcext:value-type="float">
            <text:p>7015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35]-[.G35])" office:value-type="float" office:value="8728.99999999845" calcext:value-type="float">
            <text:p>8728.9999999985</text:p>
          </table:table-cell>
        </table:table-row>
        <table:table-row table:style-name="ro1">
          <table:table-cell office:value-type="float" office:value="3003.7016" calcext:value-type="float">
            <text:p>3003.7016</text:p>
          </table:table-cell>
          <table:table-cell office:value-type="float" office:value="3129.873" calcext:value-type="float">
            <text:p>3129.87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36]- [.$D36])" office:value-type="float" office:value="7015.99999999871" calcext:value-type="float">
            <text:p>7015.999999998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36]-[.G36])" office:value-type="float" office:value="8730.00000000047" calcext:value-type="float">
            <text:p>8730.0000000005</text:p>
          </table:table-cell>
        </table:table-row>
        <table:table-row table:style-name="ro1">
          <table:table-cell office:value-type="float" office:value="3003.7016" calcext:value-type="float">
            <text:p>3003.7016</text:p>
          </table:table-cell>
          <table:table-cell office:value-type="float" office:value="3129.873" calcext:value-type="float">
            <text:p>3129.87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37]- [.$D37])" office:value-type="float" office:value="7015.99999999871" calcext:value-type="float">
            <text:p>7015.999999998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37]-[.G37])" office:value-type="float" office:value="8730.00000000047" calcext:value-type="float">
            <text:p>8730.0000000005</text:p>
          </table:table-cell>
        </table:table-row>
        <table:table-row table:style-name="ro1">
          <table:table-cell office:value-type="float" office:value="3003.7016" calcext:value-type="float">
            <text:p>3003.7016</text:p>
          </table:table-cell>
          <table:table-cell office:value-type="float" office:value="3129.8729" calcext:value-type="float">
            <text:p>3129.872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38]- [.$D38])" office:value-type="float" office:value="7015.99999999871" calcext:value-type="float">
            <text:p>7015.999999998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38]-[.G38])" office:value-type="float" office:value="8728.99999999845" calcext:value-type="float">
            <text:p>8728.9999999985</text:p>
          </table:table-cell>
        </table:table-row>
        <table:table-row table:style-name="ro1">
          <table:table-cell office:value-type="float" office:value="3003.7017" calcext:value-type="float">
            <text:p>3003.7017</text:p>
          </table:table-cell>
          <table:table-cell office:value-type="float" office:value="3129.8729" calcext:value-type="float">
            <text:p>3129.872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39]- [.$D39])" office:value-type="float" office:value="7017.00000000074" calcext:value-type="float">
            <text:p>7017.000000000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39]-[.G39])" office:value-type="float" office:value="8728.99999999845" calcext:value-type="float">
            <text:p>8728.9999999985</text:p>
          </table:table-cell>
        </table:table-row>
        <table:table-row table:style-name="ro1">
          <table:table-cell office:value-type="float" office:value="3003.7017" calcext:value-type="float">
            <text:p>3003.7017</text:p>
          </table:table-cell>
          <table:table-cell office:value-type="float" office:value="3129.873" calcext:value-type="float">
            <text:p>3129.87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40]- [.$D40])" office:value-type="float" office:value="7017.00000000074" calcext:value-type="float">
            <text:p>7017.000000000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40]-[.G40])" office:value-type="float" office:value="8730.00000000047" calcext:value-type="float">
            <text:p>8730.0000000005</text:p>
          </table:table-cell>
        </table:table-row>
        <table:table-row table:style-name="ro1">
          <table:table-cell office:value-type="float" office:value="3003.7017" calcext:value-type="float">
            <text:p>3003.7017</text:p>
          </table:table-cell>
          <table:table-cell office:value-type="float" office:value="3129.873" calcext:value-type="float">
            <text:p>3129.87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41]- [.$D41])" office:value-type="float" office:value="7017.00000000074" calcext:value-type="float">
            <text:p>7017.000000000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41]-[.G41])" office:value-type="float" office:value="8730.00000000047" calcext:value-type="float">
            <text:p>8730.0000000005</text:p>
          </table:table-cell>
        </table:table-row>
        <table:table-row table:style-name="ro1">
          <table:table-cell office:value-type="float" office:value="3003.7018" calcext:value-type="float">
            <text:p>3003.7018</text:p>
          </table:table-cell>
          <table:table-cell office:value-type="float" office:value="3129.873" calcext:value-type="float">
            <text:p>3129.87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42]- [.$D42])" office:value-type="float" office:value="7017.99999999821" calcext:value-type="float">
            <text:p>7017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42]-[.G42])" office:value-type="float" office:value="8730.00000000047" calcext:value-type="float">
            <text:p>8730.0000000005</text:p>
          </table:table-cell>
        </table:table-row>
        <table:table-row table:style-name="ro1">
          <table:table-cell office:value-type="float" office:value="3003.7018" calcext:value-type="float">
            <text:p>3003.7018</text:p>
          </table:table-cell>
          <table:table-cell office:value-type="float" office:value="3129.8729" calcext:value-type="float">
            <text:p>3129.872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43]- [.$D43])" office:value-type="float" office:value="7017.99999999821" calcext:value-type="float">
            <text:p>7017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43]-[.G43])" office:value-type="float" office:value="8728.99999999845" calcext:value-type="float">
            <text:p>8728.9999999985</text:p>
          </table:table-cell>
        </table:table-row>
        <table:table-row table:style-name="ro1">
          <table:table-cell office:value-type="float" office:value="3003.7018" calcext:value-type="float">
            <text:p>3003.7018</text:p>
          </table:table-cell>
          <table:table-cell office:value-type="float" office:value="3129.8729" calcext:value-type="float">
            <text:p>3129.872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44]- [.$D44])" office:value-type="float" office:value="7017.99999999821" calcext:value-type="float">
            <text:p>7017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44]-[.G44])" office:value-type="float" office:value="8728.99999999845" calcext:value-type="float">
            <text:p>8728.9999999985</text:p>
          </table:table-cell>
        </table:table-row>
        <table:table-row table:style-name="ro1">
          <table:table-cell office:value-type="float" office:value="3003.7019" calcext:value-type="float">
            <text:p>3003.7019</text:p>
          </table:table-cell>
          <table:table-cell office:value-type="float" office:value="3129.873" calcext:value-type="float">
            <text:p>3129.87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45]- [.$D45])" office:value-type="float" office:value="7019.00000000023" calcext:value-type="float">
            <text:p>7019.000000000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45]-[.G45])" office:value-type="float" office:value="8730.00000000047" calcext:value-type="float">
            <text:p>8730.0000000005</text:p>
          </table:table-cell>
        </table:table-row>
        <table:table-row table:style-name="ro1">
          <table:table-cell office:value-type="float" office:value="3003.7019" calcext:value-type="float">
            <text:p>3003.7019</text:p>
          </table:table-cell>
          <table:table-cell office:value-type="float" office:value="3129.8731" calcext:value-type="float">
            <text:p>3129.873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46]- [.$D46])" office:value-type="float" office:value="7019.00000000023" calcext:value-type="float">
            <text:p>7019.000000000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46]-[.G46])" office:value-type="float" office:value="8730.99999999795" calcext:value-type="float">
            <text:p>8730.999999998</text:p>
          </table:table-cell>
        </table:table-row>
        <table:table-row table:style-name="ro1">
          <table:table-cell office:value-type="float" office:value="3003.7019" calcext:value-type="float">
            <text:p>3003.7019</text:p>
          </table:table-cell>
          <table:table-cell office:value-type="float" office:value="3129.8731" calcext:value-type="float">
            <text:p>3129.873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47]- [.$D47])" office:value-type="float" office:value="7019.00000000023" calcext:value-type="float">
            <text:p>7019.000000000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47]-[.G47])" office:value-type="float" office:value="8730.99999999795" calcext:value-type="float">
            <text:p>8730.999999998</text:p>
          </table:table-cell>
        </table:table-row>
        <table:table-row table:style-name="ro1">
          <table:table-cell office:value-type="float" office:value="3003.702" calcext:value-type="float">
            <text:p>3003.702</text:p>
          </table:table-cell>
          <table:table-cell office:value-type="float" office:value="3129.8732" calcext:value-type="float">
            <text:p>3129.873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48]- [.$D48])" office:value-type="float" office:value="7020.00000000226" calcext:value-type="float">
            <text:p>7020.0000000023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48]-[.G48])" office:value-type="float" office:value="8731.99999999997" calcext:value-type="float">
            <text:p>8732</text:p>
          </table:table-cell>
        </table:table-row>
        <table:table-row table:style-name="ro1">
          <table:table-cell office:value-type="float" office:value="3003.702" calcext:value-type="float">
            <text:p>3003.702</text:p>
          </table:table-cell>
          <table:table-cell office:value-type="float" office:value="3129.8732" calcext:value-type="float">
            <text:p>3129.873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49]- [.$D49])" office:value-type="float" office:value="7020.00000000226" calcext:value-type="float">
            <text:p>7020.0000000023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49]-[.G49])" office:value-type="float" office:value="8731.99999999997" calcext:value-type="float">
            <text:p>8732</text:p>
          </table:table-cell>
        </table:table-row>
        <table:table-row table:style-name="ro1">
          <table:table-cell office:value-type="float" office:value="3003.702" calcext:value-type="float">
            <text:p>3003.702</text:p>
          </table:table-cell>
          <table:table-cell office:value-type="float" office:value="3129.8732" calcext:value-type="float">
            <text:p>3129.873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50]- [.$D50])" office:value-type="float" office:value="7020.00000000226" calcext:value-type="float">
            <text:p>7020.0000000023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50]-[.G50])" office:value-type="float" office:value="8731.99999999997" calcext:value-type="float">
            <text:p>8732</text:p>
          </table:table-cell>
        </table:table-row>
        <table:table-row table:style-name="ro1">
          <table:table-cell office:value-type="float" office:value="3003.702" calcext:value-type="float">
            <text:p>3003.702</text:p>
          </table:table-cell>
          <table:table-cell office:value-type="float" office:value="3129.8733" calcext:value-type="float">
            <text:p>3129.873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51]- [.$D51])" office:value-type="float" office:value="7020.00000000226" calcext:value-type="float">
            <text:p>7020.0000000023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51]-[.G51])" office:value-type="float" office:value="8733.00000000199" calcext:value-type="float">
            <text:p>8733.000000002</text:p>
          </table:table-cell>
        </table:table-row>
        <table:table-row table:style-name="ro1">
          <table:table-cell office:value-type="float" office:value="3003.702" calcext:value-type="float">
            <text:p>3003.702</text:p>
          </table:table-cell>
          <table:table-cell office:value-type="float" office:value="3129.8733" calcext:value-type="float">
            <text:p>3129.873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52]- [.$D52])" office:value-type="float" office:value="7020.00000000226" calcext:value-type="float">
            <text:p>7020.0000000023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52]-[.G52])" office:value-type="float" office:value="8733.00000000199" calcext:value-type="float">
            <text:p>8733.000000002</text:p>
          </table:table-cell>
        </table:table-row>
        <table:table-row table:style-name="ro1">
          <table:table-cell office:value-type="float" office:value="3003.7021" calcext:value-type="float">
            <text:p>3003.7021</text:p>
          </table:table-cell>
          <table:table-cell office:value-type="float" office:value="3129.8733" calcext:value-type="float">
            <text:p>3129.873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53]- [.$D53])" office:value-type="float" office:value="7020.99999999973" calcext:value-type="float">
            <text:p>7020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53]-[.G53])" office:value-type="float" office:value="8733.00000000199" calcext:value-type="float">
            <text:p>8733.000000002</text:p>
          </table:table-cell>
        </table:table-row>
        <table:table-row table:style-name="ro1">
          <table:table-cell office:value-type="float" office:value="3003.7021" calcext:value-type="float">
            <text:p>3003.7021</text:p>
          </table:table-cell>
          <table:table-cell office:value-type="float" office:value="3129.8732" calcext:value-type="float">
            <text:p>3129.873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54]- [.$D54])" office:value-type="float" office:value="7020.99999999973" calcext:value-type="float">
            <text:p>7020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54]-[.G54])" office:value-type="float" office:value="8731.99999999997" calcext:value-type="float">
            <text:p>8732</text:p>
          </table:table-cell>
        </table:table-row>
        <table:table-row table:style-name="ro1">
          <table:table-cell office:value-type="float" office:value="3003.7021" calcext:value-type="float">
            <text:p>3003.7021</text:p>
          </table:table-cell>
          <table:table-cell office:value-type="float" office:value="3129.8731" calcext:value-type="float">
            <text:p>3129.873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55]- [.$D55])" office:value-type="float" office:value="7020.99999999973" calcext:value-type="float">
            <text:p>7020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55]-[.G55])" office:value-type="float" office:value="8730.99999999795" calcext:value-type="float">
            <text:p>8730.999999998</text:p>
          </table:table-cell>
        </table:table-row>
        <table:table-row table:style-name="ro1">
          <table:table-cell office:value-type="float" office:value="3003.7021" calcext:value-type="float">
            <text:p>3003.7021</text:p>
          </table:table-cell>
          <table:table-cell office:value-type="float" office:value="3129.8731" calcext:value-type="float">
            <text:p>3129.873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56]- [.$D56])" office:value-type="float" office:value="7020.99999999973" calcext:value-type="float">
            <text:p>7020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56]-[.G56])" office:value-type="float" office:value="8730.99999999795" calcext:value-type="float">
            <text:p>8730.999999998</text:p>
          </table:table-cell>
        </table:table-row>
        <table:table-row table:style-name="ro1">
          <table:table-cell office:value-type="float" office:value="3003.7021" calcext:value-type="float">
            <text:p>3003.7021</text:p>
          </table:table-cell>
          <table:table-cell office:value-type="float" office:value="3129.8731" calcext:value-type="float">
            <text:p>3129.873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57]- [.$D57])" office:value-type="float" office:value="7020.99999999973" calcext:value-type="float">
            <text:p>7020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57]-[.G57])" office:value-type="float" office:value="8730.99999999795" calcext:value-type="float">
            <text:p>8730.999999998</text:p>
          </table:table-cell>
        </table:table-row>
        <table:table-row table:style-name="ro1">
          <table:table-cell office:value-type="float" office:value="3003.7021" calcext:value-type="float">
            <text:p>3003.7021</text:p>
          </table:table-cell>
          <table:table-cell office:value-type="float" office:value="3129.8731" calcext:value-type="float">
            <text:p>3129.873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58]- [.$D58])" office:value-type="float" office:value="7020.99999999973" calcext:value-type="float">
            <text:p>7020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58]-[.G58])" office:value-type="float" office:value="8730.99999999795" calcext:value-type="float">
            <text:p>8730.999999998</text:p>
          </table:table-cell>
        </table:table-row>
        <table:table-row table:style-name="ro1">
          <table:table-cell office:value-type="float" office:value="3003.7021" calcext:value-type="float">
            <text:p>3003.7021</text:p>
          </table:table-cell>
          <table:table-cell office:value-type="float" office:value="3129.8731" calcext:value-type="float">
            <text:p>3129.873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59]- [.$D59])" office:value-type="float" office:value="7020.99999999973" calcext:value-type="float">
            <text:p>7020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59]-[.G59])" office:value-type="float" office:value="8730.99999999795" calcext:value-type="float">
            <text:p>8730.999999998</text:p>
          </table:table-cell>
        </table:table-row>
        <table:table-row table:style-name="ro1">
          <table:table-cell office:value-type="float" office:value="3003.7021" calcext:value-type="float">
            <text:p>3003.7021</text:p>
          </table:table-cell>
          <table:table-cell office:value-type="float" office:value="3129.8732" calcext:value-type="float">
            <text:p>3129.873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60]- [.$D60])" office:value-type="float" office:value="7020.99999999973" calcext:value-type="float">
            <text:p>7020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60]-[.G60])" office:value-type="float" office:value="8731.99999999997" calcext:value-type="float">
            <text:p>8732</text:p>
          </table:table-cell>
        </table:table-row>
        <table:table-row table:style-name="ro1">
          <table:table-cell office:value-type="float" office:value="3003.7021" calcext:value-type="float">
            <text:p>3003.7021</text:p>
          </table:table-cell>
          <table:table-cell office:value-type="float" office:value="3129.8732" calcext:value-type="float">
            <text:p>3129.873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61]- [.$D61])" office:value-type="float" office:value="7020.99999999973" calcext:value-type="float">
            <text:p>7020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61]-[.G61])" office:value-type="float" office:value="8731.99999999997" calcext:value-type="float">
            <text:p>8732</text:p>
          </table:table-cell>
        </table:table-row>
        <table:table-row table:style-name="ro1">
          <table:table-cell office:value-type="float" office:value="3003.7021" calcext:value-type="float">
            <text:p>3003.7021</text:p>
          </table:table-cell>
          <table:table-cell office:value-type="float" office:value="3129.8732" calcext:value-type="float">
            <text:p>3129.873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62]- [.$D62])" office:value-type="float" office:value="7020.99999999973" calcext:value-type="float">
            <text:p>7020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62]-[.G62])" office:value-type="float" office:value="8731.99999999997" calcext:value-type="float">
            <text:p>8732</text:p>
          </table:table-cell>
        </table:table-row>
        <table:table-row table:style-name="ro1">
          <table:table-cell office:value-type="float" office:value="3003.7021" calcext:value-type="float">
            <text:p>3003.7021</text:p>
          </table:table-cell>
          <table:table-cell office:value-type="float" office:value="3129.8732" calcext:value-type="float">
            <text:p>3129.873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63]- [.$D63])" office:value-type="float" office:value="7020.99999999973" calcext:value-type="float">
            <text:p>7020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63]-[.G63])" office:value-type="float" office:value="8731.99999999997" calcext:value-type="float">
            <text:p>8732</text:p>
          </table:table-cell>
        </table:table-row>
        <table:table-row table:style-name="ro1">
          <table:table-cell office:value-type="float" office:value="3003.7022" calcext:value-type="float">
            <text:p>3003.7022</text:p>
          </table:table-cell>
          <table:table-cell office:value-type="float" office:value="3129.8733" calcext:value-type="float">
            <text:p>3129.873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64]- [.$D64])" office:value-type="float" office:value="7022.00000000175" calcext:value-type="float">
            <text:p>7022.0000000018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64]-[.G64])" office:value-type="float" office:value="8733.00000000199" calcext:value-type="float">
            <text:p>8733.000000002</text:p>
          </table:table-cell>
        </table:table-row>
        <table:table-row table:style-name="ro1">
          <table:table-cell office:value-type="float" office:value="3003.7021" calcext:value-type="float">
            <text:p>3003.7021</text:p>
          </table:table-cell>
          <table:table-cell office:value-type="float" office:value="3129.8734" calcext:value-type="float">
            <text:p>3129.8734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65]- [.$D65])" office:value-type="float" office:value="7020.99999999973" calcext:value-type="float">
            <text:p>7020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65]-[.G65])" office:value-type="float" office:value="8733.99999999947" calcext:value-type="float">
            <text:p>8733.9999999995</text:p>
          </table:table-cell>
        </table:table-row>
        <table:table-row table:style-name="ro1">
          <table:table-cell office:value-type="float" office:value="3003.7021" calcext:value-type="float">
            <text:p>3003.7021</text:p>
          </table:table-cell>
          <table:table-cell office:value-type="float" office:value="3129.8734" calcext:value-type="float">
            <text:p>3129.8734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66]- [.$D66])" office:value-type="float" office:value="7020.99999999973" calcext:value-type="float">
            <text:p>7020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66]-[.G66])" office:value-type="float" office:value="8733.99999999947" calcext:value-type="float">
            <text:p>8733.9999999995</text:p>
          </table:table-cell>
        </table:table-row>
        <table:table-row table:style-name="ro1">
          <table:table-cell office:value-type="float" office:value="3003.7021" calcext:value-type="float">
            <text:p>3003.7021</text:p>
          </table:table-cell>
          <table:table-cell office:value-type="float" office:value="3129.8734" calcext:value-type="float">
            <text:p>3129.8734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67]- [.$D67])" office:value-type="float" office:value="7020.99999999973" calcext:value-type="float">
            <text:p>7020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67]-[.G67])" office:value-type="float" office:value="8733.99999999947" calcext:value-type="float">
            <text:p>8733.9999999995</text:p>
          </table:table-cell>
        </table:table-row>
        <table:table-row table:style-name="ro1">
          <table:table-cell office:value-type="float" office:value="3003.7021" calcext:value-type="float">
            <text:p>3003.7021</text:p>
          </table:table-cell>
          <table:table-cell office:value-type="float" office:value="3129.8734" calcext:value-type="float">
            <text:p>3129.8734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68]- [.$D68])" office:value-type="float" office:value="7020.99999999973" calcext:value-type="float">
            <text:p>7020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68]-[.G68])" office:value-type="float" office:value="8733.99999999947" calcext:value-type="float">
            <text:p>8733.9999999995</text:p>
          </table:table-cell>
        </table:table-row>
        <table:table-row table:style-name="ro1">
          <table:table-cell office:value-type="float" office:value="3003.7022" calcext:value-type="float">
            <text:p>3003.7022</text:p>
          </table:table-cell>
          <table:table-cell office:value-type="float" office:value="3129.8735" calcext:value-type="float">
            <text:p>3129.8735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69]- [.$D69])" office:value-type="float" office:value="7022.00000000175" calcext:value-type="float">
            <text:p>7022.0000000018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69]-[.G69])" office:value-type="float" office:value="8735.00000000149" calcext:value-type="float">
            <text:p>8735.0000000015</text:p>
          </table:table-cell>
        </table:table-row>
        <table:table-row table:style-name="ro1">
          <table:table-cell office:value-type="float" office:value="3003.7022" calcext:value-type="float">
            <text:p>3003.7022</text:p>
          </table:table-cell>
          <table:table-cell office:value-type="float" office:value="3129.8736" calcext:value-type="float">
            <text:p>3129.8736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70]- [.$D70])" office:value-type="float" office:value="7022.00000000175" calcext:value-type="float">
            <text:p>7022.0000000018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70]-[.G70])" office:value-type="float" office:value="8735.99999999897" calcext:value-type="float">
            <text:p>8735.999999999</text:p>
          </table:table-cell>
        </table:table-row>
        <table:table-row table:style-name="ro1">
          <table:table-cell office:value-type="float" office:value="3003.7023" calcext:value-type="float">
            <text:p>3003.7023</text:p>
          </table:table-cell>
          <table:table-cell office:value-type="float" office:value="3129.8736" calcext:value-type="float">
            <text:p>3129.8736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71]- [.$D71])" office:value-type="float" office:value="7022.99999999923" calcext:value-type="float">
            <text:p>7022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71]-[.G71])" office:value-type="float" office:value="8735.99999999897" calcext:value-type="float">
            <text:p>8735.999999999</text:p>
          </table:table-cell>
        </table:table-row>
        <table:table-row table:style-name="ro1">
          <table:table-cell office:value-type="float" office:value="3003.7023" calcext:value-type="float">
            <text:p>3003.7023</text:p>
          </table:table-cell>
          <table:table-cell office:value-type="float" office:value="3129.8736" calcext:value-type="float">
            <text:p>3129.8736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72]- [.$D72])" office:value-type="float" office:value="7022.99999999923" calcext:value-type="float">
            <text:p>7022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72]-[.G72])" office:value-type="float" office:value="8735.99999999897" calcext:value-type="float">
            <text:p>8735.999999999</text:p>
          </table:table-cell>
        </table:table-row>
        <table:table-row table:style-name="ro1">
          <table:table-cell office:value-type="float" office:value="3003.7003" calcext:value-type="float">
            <text:p>3003.7003</text:p>
          </table:table-cell>
          <table:table-cell office:value-type="float" office:value="3129.8721" calcext:value-type="float">
            <text:p>3129.872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73]- [.$D73])" office:value-type="float" office:value="7002.9999999997" calcext:value-type="float">
            <text:p>7002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73]-[.G73])" office:value-type="float" office:value="8721.00000000046" calcext:value-type="float">
            <text:p>8721.0000000005</text:p>
          </table:table-cell>
        </table:table-row>
        <table:table-row table:style-name="ro1">
          <table:table-cell office:value-type="float" office:value="3003.7002" calcext:value-type="float">
            <text:p>3003.7002</text:p>
          </table:table-cell>
          <table:table-cell office:value-type="float" office:value="3129.8721" calcext:value-type="float">
            <text:p>3129.872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74]- [.$D74])" office:value-type="float" office:value="7002.00000000223" calcext:value-type="float">
            <text:p>7002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74]-[.G74])" office:value-type="float" office:value="8721.00000000046" calcext:value-type="float">
            <text:p>8721.0000000005</text:p>
          </table:table-cell>
        </table:table-row>
        <table:table-row table:style-name="ro1">
          <table:table-cell office:value-type="float" office:value="3003.7002" calcext:value-type="float">
            <text:p>3003.7002</text:p>
          </table:table-cell>
          <table:table-cell office:value-type="float" office:value="3129.8721" calcext:value-type="float">
            <text:p>3129.872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75]- [.$D75])" office:value-type="float" office:value="7002.00000000223" calcext:value-type="float">
            <text:p>7002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75]-[.G75])" office:value-type="float" office:value="8721.00000000046" calcext:value-type="float">
            <text:p>8721.0000000005</text:p>
          </table:table-cell>
        </table:table-row>
        <table:table-row table:style-name="ro1">
          <table:table-cell office:value-type="float" office:value="3003.7001" calcext:value-type="float">
            <text:p>3003.7001</text:p>
          </table:table-cell>
          <table:table-cell office:value-type="float" office:value="3129.8721" calcext:value-type="float">
            <text:p>3129.872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76]- [.$D76])" office:value-type="float" office:value="7001.0000000002" calcext:value-type="float">
            <text:p>7001.000000000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76]-[.G76])" office:value-type="float" office:value="8721.00000000046" calcext:value-type="float">
            <text:p>8721.0000000005</text:p>
          </table:table-cell>
        </table:table-row>
        <table:table-row table:style-name="ro1">
          <table:table-cell office:value-type="float" office:value="3003.7" calcext:value-type="float">
            <text:p>3003.7</text:p>
          </table:table-cell>
          <table:table-cell office:value-type="float" office:value="3129.8721" calcext:value-type="float">
            <text:p>3129.872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77]- [.$D77])" office:value-type="float" office:value="6999.99999999818" calcext:value-type="float">
            <text:p>6999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77]-[.G77])" office:value-type="float" office:value="8721.00000000046" calcext:value-type="float">
            <text:p>8721.0000000005</text:p>
          </table:table-cell>
        </table:table-row>
        <table:table-row table:style-name="ro1">
          <table:table-cell office:value-type="float" office:value="3003.6999" calcext:value-type="float">
            <text:p>3003.6999</text:p>
          </table:table-cell>
          <table:table-cell office:value-type="float" office:value="3129.872" calcext:value-type="float">
            <text:p>3129.87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78]- [.$D78])" office:value-type="float" office:value="6999.00000000071" calcext:value-type="float">
            <text:p>6999.000000000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78]-[.G78])" office:value-type="float" office:value="8719.99999999844" calcext:value-type="float">
            <text:p>8719.9999999984</text:p>
          </table:table-cell>
        </table:table-row>
        <table:table-row table:style-name="ro1">
          <table:table-cell office:value-type="float" office:value="3003.6997" calcext:value-type="float">
            <text:p>3003.6997</text:p>
          </table:table-cell>
          <table:table-cell office:value-type="float" office:value="3129.8719" calcext:value-type="float">
            <text:p>3129.871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79]- [.$D79])" office:value-type="float" office:value="6997.00000000121" calcext:value-type="float">
            <text:p>6997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79]-[.G79])" office:value-type="float" office:value="8719.00000000096" calcext:value-type="float">
            <text:p>8719.000000001</text:p>
          </table:table-cell>
        </table:table-row>
        <table:table-row table:style-name="ro1">
          <table:table-cell office:value-type="float" office:value="3003.6996" calcext:value-type="float">
            <text:p>3003.6996</text:p>
          </table:table-cell>
          <table:table-cell office:value-type="float" office:value="3129.8717" calcext:value-type="float">
            <text:p>3129.871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80]- [.$D80])" office:value-type="float" office:value="6995.99999999919" calcext:value-type="float">
            <text:p>6995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80]-[.G80])" office:value-type="float" office:value="8717.00000000146" calcext:value-type="float">
            <text:p>8717.0000000015</text:p>
          </table:table-cell>
        </table:table-row>
        <table:table-row table:style-name="ro1">
          <table:table-cell office:value-type="float" office:value="3003.6996" calcext:value-type="float">
            <text:p>3003.6996</text:p>
          </table:table-cell>
          <table:table-cell office:value-type="float" office:value="3129.8715" calcext:value-type="float">
            <text:p>3129.8715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81]- [.$D81])" office:value-type="float" office:value="6995.99999999919" calcext:value-type="float">
            <text:p>6995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81]-[.G81])" office:value-type="float" office:value="8715.00000000196" calcext:value-type="float">
            <text:p>8715.000000002</text:p>
          </table:table-cell>
        </table:table-row>
        <table:table-row table:style-name="ro1">
          <table:table-cell office:value-type="float" office:value="3003.6996" calcext:value-type="float">
            <text:p>3003.6996</text:p>
          </table:table-cell>
          <table:table-cell office:value-type="float" office:value="3129.8713" calcext:value-type="float">
            <text:p>3129.871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82]- [.$D82])" office:value-type="float" office:value="6995.99999999919" calcext:value-type="float">
            <text:p>6995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82]-[.G82])" office:value-type="float" office:value="8712.99999999792" calcext:value-type="float">
            <text:p>8712.9999999979</text:p>
          </table:table-cell>
        </table:table-row>
        <table:table-row table:style-name="ro1">
          <table:table-cell office:value-type="float" office:value="3003.6995" calcext:value-type="float">
            <text:p>3003.6995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83]- [.$D83])" office:value-type="float" office:value="6995.00000000171" calcext:value-type="float">
            <text:p>6995.000000001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83]-[.G83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94" calcext:value-type="float">
            <text:p>3003.6994</text:p>
          </table:table-cell>
          <table:table-cell office:value-type="float" office:value="3129.871" calcext:value-type="float">
            <text:p>3129.87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84]- [.$D84])" office:value-type="float" office:value="6993.99999999969" calcext:value-type="float">
            <text:p>6993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84]-[.G84])" office:value-type="float" office:value="8710.00000000095" calcext:value-type="float">
            <text:p>8710.000000001</text:p>
          </table:table-cell>
        </table:table-row>
        <table:table-row table:style-name="ro1">
          <table:table-cell office:value-type="float" office:value="3003.6994" calcext:value-type="float">
            <text:p>3003.6994</text:p>
          </table:table-cell>
          <table:table-cell office:value-type="float" office:value="3129.8709" calcext:value-type="float">
            <text:p>3129.870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85]- [.$D85])" office:value-type="float" office:value="6993.99999999969" calcext:value-type="float">
            <text:p>6993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85]-[.G85])" office:value-type="float" office:value="8708.99999999892" calcext:value-type="float">
            <text:p>8708.9999999989</text:p>
          </table:table-cell>
        </table:table-row>
        <table:table-row table:style-name="ro1">
          <table:table-cell office:value-type="float" office:value="3003.6993" calcext:value-type="float">
            <text:p>3003.6993</text:p>
          </table:table-cell>
          <table:table-cell office:value-type="float" office:value="3129.8709" calcext:value-type="float">
            <text:p>3129.870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86]- [.$D86])" office:value-type="float" office:value="6993.00000000221" calcext:value-type="float">
            <text:p>6993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86]-[.G86])" office:value-type="float" office:value="8708.99999999892" calcext:value-type="float">
            <text:p>8708.9999999989</text:p>
          </table:table-cell>
        </table:table-row>
        <table:table-row table:style-name="ro1">
          <table:table-cell office:value-type="float" office:value="3003.6992" calcext:value-type="float">
            <text:p>3003.6992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87]- [.$D87])" office:value-type="float" office:value="6992.00000000019" calcext:value-type="float">
            <text:p>6992.000000000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87]-[.G87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91" calcext:value-type="float">
            <text:p>3003.6991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88]- [.$D88])" office:value-type="float" office:value="6990.99999999817" calcext:value-type="float">
            <text:p>6990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88]-[.G88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9" calcext:value-type="float">
            <text:p>3003.699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89]- [.$D89])" office:value-type="float" office:value="6990.00000000069" calcext:value-type="float">
            <text:p>6990.000000000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89]-[.G89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9" calcext:value-type="float">
            <text:p>3003.699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90]- [.$D90])" office:value-type="float" office:value="6990.00000000069" calcext:value-type="float">
            <text:p>6990.000000000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90]-[.G90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9" calcext:value-type="float">
            <text:p>3003.699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91]- [.$D91])" office:value-type="float" office:value="6990.00000000069" calcext:value-type="float">
            <text:p>6990.000000000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91]-[.G91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89" calcext:value-type="float">
            <text:p>3003.6989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92]- [.$D92])" office:value-type="float" office:value="6988.99999999867" calcext:value-type="float">
            <text:p>6988.999999998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92]-[.G92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88" calcext:value-type="float">
            <text:p>3003.6988</text:p>
          </table:table-cell>
          <table:table-cell office:value-type="float" office:value="3129.8706" calcext:value-type="float">
            <text:p>3129.8706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93]- [.$D93])" office:value-type="float" office:value="6988.00000000119" calcext:value-type="float">
            <text:p>6988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93]-[.G93])" office:value-type="float" office:value="8706.00000000195" calcext:value-type="float">
            <text:p>8706.000000002</text:p>
          </table:table-cell>
        </table:table-row>
        <table:table-row table:style-name="ro1">
          <table:table-cell office:value-type="float" office:value="3003.6987" calcext:value-type="float">
            <text:p>3003.6987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94]- [.$D94])" office:value-type="float" office:value="6986.99999999917" calcext:value-type="float">
            <text:p>6986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94]-[.G94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87" calcext:value-type="float">
            <text:p>3003.6987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95]- [.$D95])" office:value-type="float" office:value="6986.99999999917" calcext:value-type="float">
            <text:p>6986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95]-[.G95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87" calcext:value-type="float">
            <text:p>3003.6987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96]- [.$D96])" office:value-type="float" office:value="6986.99999999917" calcext:value-type="float">
            <text:p>6986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96]-[.G96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87" calcext:value-type="float">
            <text:p>3003.6987</text:p>
          </table:table-cell>
          <table:table-cell office:value-type="float" office:value="3129.8709" calcext:value-type="float">
            <text:p>3129.870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97]- [.$D97])" office:value-type="float" office:value="6986.99999999917" calcext:value-type="float">
            <text:p>6986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97]-[.G97])" office:value-type="float" office:value="8708.99999999892" calcext:value-type="float">
            <text:p>8708.9999999989</text:p>
          </table:table-cell>
        </table:table-row>
        <table:table-row table:style-name="ro1">
          <table:table-cell office:value-type="float" office:value="3003.6988" calcext:value-type="float">
            <text:p>3003.6988</text:p>
          </table:table-cell>
          <table:table-cell office:value-type="float" office:value="3129.8709" calcext:value-type="float">
            <text:p>3129.870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98]- [.$D98])" office:value-type="float" office:value="6988.00000000119" calcext:value-type="float">
            <text:p>6988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98]-[.G98])" office:value-type="float" office:value="8708.99999999892" calcext:value-type="float">
            <text:p>8708.9999999989</text:p>
          </table:table-cell>
        </table:table-row>
        <table:table-row table:style-name="ro1">
          <table:table-cell office:value-type="float" office:value="3003.6988" calcext:value-type="float">
            <text:p>3003.6988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99]- [.$D99])" office:value-type="float" office:value="6988.00000000119" calcext:value-type="float">
            <text:p>6988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99]-[.G99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88" calcext:value-type="float">
            <text:p>3003.6988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00]- [.$D100])" office:value-type="float" office:value="6988.00000000119" calcext:value-type="float">
            <text:p>6988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00]-[.G100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88" calcext:value-type="float">
            <text:p>3003.6988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01]- [.$D101])" office:value-type="float" office:value="6988.00000000119" calcext:value-type="float">
            <text:p>6988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01]-[.G101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87" calcext:value-type="float">
            <text:p>3003.6987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02]- [.$D102])" office:value-type="float" office:value="6986.99999999917" calcext:value-type="float">
            <text:p>6986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02]-[.G102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87" calcext:value-type="float">
            <text:p>3003.6987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03]- [.$D103])" office:value-type="float" office:value="6986.99999999917" calcext:value-type="float">
            <text:p>6986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03]-[.G103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86" calcext:value-type="float">
            <text:p>3003.6986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04]- [.$D104])" office:value-type="float" office:value="6986.0000000017" calcext:value-type="float">
            <text:p>6986.000000001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04]-[.G104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86" calcext:value-type="float">
            <text:p>3003.6986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05]- [.$D105])" office:value-type="float" office:value="6986.0000000017" calcext:value-type="float">
            <text:p>6986.000000001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05]-[.G105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85" calcext:value-type="float">
            <text:p>3003.6985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06]- [.$D106])" office:value-type="float" office:value="6984.99999999967" calcext:value-type="float">
            <text:p>6984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06]-[.G106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85" calcext:value-type="float">
            <text:p>3003.6985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07]- [.$D107])" office:value-type="float" office:value="6984.99999999967" calcext:value-type="float">
            <text:p>6984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07]-[.G107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84" calcext:value-type="float">
            <text:p>3003.6984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08]- [.$D108])" office:value-type="float" office:value="6984.0000000022" calcext:value-type="float">
            <text:p>6984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08]-[.G108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84" calcext:value-type="float">
            <text:p>3003.6984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09]- [.$D109])" office:value-type="float" office:value="6984.0000000022" calcext:value-type="float">
            <text:p>6984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09]-[.G109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84" calcext:value-type="float">
            <text:p>3003.6984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10]- [.$D110])" office:value-type="float" office:value="6984.0000000022" calcext:value-type="float">
            <text:p>6984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10]-[.G110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85" calcext:value-type="float">
            <text:p>3003.6985</text:p>
          </table:table-cell>
          <table:table-cell office:value-type="float" office:value="3129.8709" calcext:value-type="float">
            <text:p>3129.870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11]- [.$D111])" office:value-type="float" office:value="6984.99999999967" calcext:value-type="float">
            <text:p>6984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11]-[.G111])" office:value-type="float" office:value="8708.99999999892" calcext:value-type="float">
            <text:p>8708.9999999989</text:p>
          </table:table-cell>
        </table:table-row>
        <table:table-row table:style-name="ro1">
          <table:table-cell office:value-type="float" office:value="3003.6985" calcext:value-type="float">
            <text:p>3003.6985</text:p>
          </table:table-cell>
          <table:table-cell office:value-type="float" office:value="3129.8709" calcext:value-type="float">
            <text:p>3129.870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12]- [.$D112])" office:value-type="float" office:value="6984.99999999967" calcext:value-type="float">
            <text:p>6984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12]-[.G112])" office:value-type="float" office:value="8708.99999999892" calcext:value-type="float">
            <text:p>8708.9999999989</text:p>
          </table:table-cell>
        </table:table-row>
        <table:table-row table:style-name="ro1">
          <table:table-cell office:value-type="float" office:value="3003.6986" calcext:value-type="float">
            <text:p>3003.6986</text:p>
          </table:table-cell>
          <table:table-cell office:value-type="float" office:value="3129.8709" calcext:value-type="float">
            <text:p>3129.870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13]- [.$D113])" office:value-type="float" office:value="6986.0000000017" calcext:value-type="float">
            <text:p>6986.000000001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13]-[.G113])" office:value-type="float" office:value="8708.99999999892" calcext:value-type="float">
            <text:p>8708.9999999989</text:p>
          </table:table-cell>
        </table:table-row>
        <table:table-row table:style-name="ro1">
          <table:table-cell office:value-type="float" office:value="3003.6986" calcext:value-type="float">
            <text:p>3003.6986</text:p>
          </table:table-cell>
          <table:table-cell office:value-type="float" office:value="3129.8709" calcext:value-type="float">
            <text:p>3129.870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14]- [.$D114])" office:value-type="float" office:value="6986.0000000017" calcext:value-type="float">
            <text:p>6986.000000001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14]-[.G114])" office:value-type="float" office:value="8708.99999999892" calcext:value-type="float">
            <text:p>8708.9999999989</text:p>
          </table:table-cell>
        </table:table-row>
        <table:table-row table:style-name="ro1">
          <table:table-cell office:value-type="float" office:value="3003.6987" calcext:value-type="float">
            <text:p>3003.6987</text:p>
          </table:table-cell>
          <table:table-cell office:value-type="float" office:value="3129.8709" calcext:value-type="float">
            <text:p>3129.870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15]- [.$D115])" office:value-type="float" office:value="6986.99999999917" calcext:value-type="float">
            <text:p>6986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15]-[.G115])" office:value-type="float" office:value="8708.99999999892" calcext:value-type="float">
            <text:p>8708.9999999989</text:p>
          </table:table-cell>
        </table:table-row>
        <table:table-row table:style-name="ro1">
          <table:table-cell office:value-type="float" office:value="3003.6987" calcext:value-type="float">
            <text:p>3003.6987</text:p>
          </table:table-cell>
          <table:table-cell office:value-type="float" office:value="3129.8709" calcext:value-type="float">
            <text:p>3129.870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16]- [.$D116])" office:value-type="float" office:value="6986.99999999917" calcext:value-type="float">
            <text:p>6986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16]-[.G116])" office:value-type="float" office:value="8708.99999999892" calcext:value-type="float">
            <text:p>8708.9999999989</text:p>
          </table:table-cell>
        </table:table-row>
        <table:table-row table:style-name="ro1">
          <table:table-cell office:value-type="float" office:value="3003.6987" calcext:value-type="float">
            <text:p>3003.6987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17]- [.$D117])" office:value-type="float" office:value="6986.99999999917" calcext:value-type="float">
            <text:p>6986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17]-[.G117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87" calcext:value-type="float">
            <text:p>3003.6987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18]- [.$D118])" office:value-type="float" office:value="6986.99999999917" calcext:value-type="float">
            <text:p>6986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18]-[.G118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87" calcext:value-type="float">
            <text:p>3003.6987</text:p>
          </table:table-cell>
          <table:table-cell office:value-type="float" office:value="3129.8706" calcext:value-type="float">
            <text:p>3129.8706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19]- [.$D119])" office:value-type="float" office:value="6986.99999999917" calcext:value-type="float">
            <text:p>6986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19]-[.G119])" office:value-type="float" office:value="8706.00000000195" calcext:value-type="float">
            <text:p>8706.000000002</text:p>
          </table:table-cell>
        </table:table-row>
        <table:table-row table:style-name="ro1">
          <table:table-cell office:value-type="float" office:value="3003.6987" calcext:value-type="float">
            <text:p>3003.6987</text:p>
          </table:table-cell>
          <table:table-cell office:value-type="float" office:value="3129.8706" calcext:value-type="float">
            <text:p>3129.8706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20]- [.$D120])" office:value-type="float" office:value="6986.99999999917" calcext:value-type="float">
            <text:p>6986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20]-[.G120])" office:value-type="float" office:value="8706.00000000195" calcext:value-type="float">
            <text:p>8706.000000002</text:p>
          </table:table-cell>
        </table:table-row>
        <table:table-row table:style-name="ro1">
          <table:table-cell office:value-type="float" office:value="3003.6987" calcext:value-type="float">
            <text:p>3003.6987</text:p>
          </table:table-cell>
          <table:table-cell office:value-type="float" office:value="3129.8705" calcext:value-type="float">
            <text:p>3129.8705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21]- [.$D121])" office:value-type="float" office:value="6986.99999999917" calcext:value-type="float">
            <text:p>6986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21]-[.G121])" office:value-type="float" office:value="8704.99999999993" calcext:value-type="float">
            <text:p>8704.9999999999</text:p>
          </table:table-cell>
        </table:table-row>
        <table:table-row table:style-name="ro1">
          <table:table-cell office:value-type="float" office:value="3003.6988" calcext:value-type="float">
            <text:p>3003.6988</text:p>
          </table:table-cell>
          <table:table-cell office:value-type="float" office:value="3129.8705" calcext:value-type="float">
            <text:p>3129.8705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22]- [.$D122])" office:value-type="float" office:value="6988.00000000119" calcext:value-type="float">
            <text:p>6988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22]-[.G122])" office:value-type="float" office:value="8704.99999999993" calcext:value-type="float">
            <text:p>8704.9999999999</text:p>
          </table:table-cell>
        </table:table-row>
        <table:table-row table:style-name="ro1">
          <table:table-cell office:value-type="float" office:value="3003.6988" calcext:value-type="float">
            <text:p>3003.6988</text:p>
          </table:table-cell>
          <table:table-cell office:value-type="float" office:value="3129.8705" calcext:value-type="float">
            <text:p>3129.8705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23]- [.$D123])" office:value-type="float" office:value="6988.00000000119" calcext:value-type="float">
            <text:p>6988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23]-[.G123])" office:value-type="float" office:value="8704.99999999993" calcext:value-type="float">
            <text:p>8704.9999999999</text:p>
          </table:table-cell>
        </table:table-row>
        <table:table-row table:style-name="ro1">
          <table:table-cell office:value-type="float" office:value="3003.6988" calcext:value-type="float">
            <text:p>3003.6988</text:p>
          </table:table-cell>
          <table:table-cell office:value-type="float" office:value="3129.8706" calcext:value-type="float">
            <text:p>3129.8706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24]- [.$D124])" office:value-type="float" office:value="6988.00000000119" calcext:value-type="float">
            <text:p>6988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24]-[.G124])" office:value-type="float" office:value="8706.00000000195" calcext:value-type="float">
            <text:p>8706.000000002</text:p>
          </table:table-cell>
        </table:table-row>
        <table:table-row table:style-name="ro1">
          <table:table-cell office:value-type="float" office:value="3003.6988" calcext:value-type="float">
            <text:p>3003.6988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25]- [.$D125])" office:value-type="float" office:value="6988.00000000119" calcext:value-type="float">
            <text:p>6988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25]-[.G125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88" calcext:value-type="float">
            <text:p>3003.6988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26]- [.$D126])" office:value-type="float" office:value="6988.00000000119" calcext:value-type="float">
            <text:p>6988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26]-[.G126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88" calcext:value-type="float">
            <text:p>3003.6988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27]- [.$D127])" office:value-type="float" office:value="6988.00000000119" calcext:value-type="float">
            <text:p>6988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27]-[.G127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88" calcext:value-type="float">
            <text:p>3003.6988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28]- [.$D128])" office:value-type="float" office:value="6988.00000000119" calcext:value-type="float">
            <text:p>6988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28]-[.G128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88" calcext:value-type="float">
            <text:p>3003.6988</text:p>
          </table:table-cell>
          <table:table-cell office:value-type="float" office:value="3129.8706" calcext:value-type="float">
            <text:p>3129.8706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29]- [.$D129])" office:value-type="float" office:value="6988.00000000119" calcext:value-type="float">
            <text:p>6988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29]-[.G129])" office:value-type="float" office:value="8706.00000000195" calcext:value-type="float">
            <text:p>8706.000000002</text:p>
          </table:table-cell>
        </table:table-row>
        <table:table-row table:style-name="ro1">
          <table:table-cell office:value-type="float" office:value="3003.6988" calcext:value-type="float">
            <text:p>3003.6988</text:p>
          </table:table-cell>
          <table:table-cell office:value-type="float" office:value="3129.8706" calcext:value-type="float">
            <text:p>3129.8706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30]- [.$D130])" office:value-type="float" office:value="6988.00000000119" calcext:value-type="float">
            <text:p>6988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30]-[.G130])" office:value-type="float" office:value="8706.00000000195" calcext:value-type="float">
            <text:p>8706.000000002</text:p>
          </table:table-cell>
        </table:table-row>
        <table:table-row table:style-name="ro1">
          <table:table-cell office:value-type="float" office:value="3003.6989" calcext:value-type="float">
            <text:p>3003.6989</text:p>
          </table:table-cell>
          <table:table-cell office:value-type="float" office:value="3129.8706" calcext:value-type="float">
            <text:p>3129.8706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31]- [.$D131])" office:value-type="float" office:value="6988.99999999867" calcext:value-type="float">
            <text:p>6988.999999998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31]-[.G131])" office:value-type="float" office:value="8706.00000000195" calcext:value-type="float">
            <text:p>8706.000000002</text:p>
          </table:table-cell>
        </table:table-row>
        <table:table-row table:style-name="ro1">
          <table:table-cell office:value-type="float" office:value="3003.6989" calcext:value-type="float">
            <text:p>3003.6989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32]- [.$D132])" office:value-type="float" office:value="6988.99999999867" calcext:value-type="float">
            <text:p>6988.999999998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32]-[.G132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89" calcext:value-type="float">
            <text:p>3003.6989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33]- [.$D133])" office:value-type="float" office:value="6988.99999999867" calcext:value-type="float">
            <text:p>6988.999999998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33]-[.G133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89" calcext:value-type="float">
            <text:p>3003.6989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34]- [.$D134])" office:value-type="float" office:value="6988.99999999867" calcext:value-type="float">
            <text:p>6988.999999998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34]-[.G134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89" calcext:value-type="float">
            <text:p>3003.6989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35]- [.$D135])" office:value-type="float" office:value="6988.99999999867" calcext:value-type="float">
            <text:p>6988.999999998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35]-[.G135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89" calcext:value-type="float">
            <text:p>3003.6989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36]- [.$D136])" office:value-type="float" office:value="6988.99999999867" calcext:value-type="float">
            <text:p>6988.999999998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36]-[.G136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89" calcext:value-type="float">
            <text:p>3003.6989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37]- [.$D137])" office:value-type="float" office:value="6988.99999999867" calcext:value-type="float">
            <text:p>6988.999999998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37]-[.G137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89" calcext:value-type="float">
            <text:p>3003.6989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38]- [.$D138])" office:value-type="float" office:value="6988.99999999867" calcext:value-type="float">
            <text:p>6988.999999998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38]-[.G138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9" calcext:value-type="float">
            <text:p>3003.699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39]- [.$D139])" office:value-type="float" office:value="6990.00000000069" calcext:value-type="float">
            <text:p>6990.000000000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39]-[.G139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9" calcext:value-type="float">
            <text:p>3003.699</text:p>
          </table:table-cell>
          <table:table-cell office:value-type="float" office:value="3129.8707" calcext:value-type="float">
            <text:p>3129.870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40]- [.$D140])" office:value-type="float" office:value="6990.00000000069" calcext:value-type="float">
            <text:p>6990.000000000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40]-[.G140])" office:value-type="float" office:value="8706.99999999943" calcext:value-type="float">
            <text:p>8706.9999999994</text:p>
          </table:table-cell>
        </table:table-row>
        <table:table-row table:style-name="ro1">
          <table:table-cell office:value-type="float" office:value="3003.6991" calcext:value-type="float">
            <text:p>3003.6991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41]- [.$D141])" office:value-type="float" office:value="6990.99999999817" calcext:value-type="float">
            <text:p>6990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41]-[.G141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91" calcext:value-type="float">
            <text:p>3003.6991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42]- [.$D142])" office:value-type="float" office:value="6990.99999999817" calcext:value-type="float">
            <text:p>6990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42]-[.G142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91" calcext:value-type="float">
            <text:p>3003.6991</text:p>
          </table:table-cell>
          <table:table-cell office:value-type="float" office:value="3129.8709" calcext:value-type="float">
            <text:p>3129.870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43]- [.$D143])" office:value-type="float" office:value="6990.99999999817" calcext:value-type="float">
            <text:p>6990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43]-[.G143])" office:value-type="float" office:value="8708.99999999892" calcext:value-type="float">
            <text:p>8708.9999999989</text:p>
          </table:table-cell>
        </table:table-row>
        <table:table-row table:style-name="ro1">
          <table:table-cell office:value-type="float" office:value="3003.6991" calcext:value-type="float">
            <text:p>3003.6991</text:p>
          </table:table-cell>
          <table:table-cell office:value-type="float" office:value="3129.8709" calcext:value-type="float">
            <text:p>3129.870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44]- [.$D144])" office:value-type="float" office:value="6990.99999999817" calcext:value-type="float">
            <text:p>6990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44]-[.G144])" office:value-type="float" office:value="8708.99999999892" calcext:value-type="float">
            <text:p>8708.9999999989</text:p>
          </table:table-cell>
        </table:table-row>
        <table:table-row table:style-name="ro1">
          <table:table-cell office:value-type="float" office:value="3003.6991" calcext:value-type="float">
            <text:p>3003.6991</text:p>
          </table:table-cell>
          <table:table-cell office:value-type="float" office:value="3129.8709" calcext:value-type="float">
            <text:p>3129.870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45]- [.$D145])" office:value-type="float" office:value="6990.99999999817" calcext:value-type="float">
            <text:p>6990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45]-[.G145])" office:value-type="float" office:value="8708.99999999892" calcext:value-type="float">
            <text:p>8708.9999999989</text:p>
          </table:table-cell>
        </table:table-row>
        <table:table-row table:style-name="ro1">
          <table:table-cell office:value-type="float" office:value="3003.699" calcext:value-type="float">
            <text:p>3003.699</text:p>
          </table:table-cell>
          <table:table-cell office:value-type="float" office:value="3129.8709" calcext:value-type="float">
            <text:p>3129.870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46]- [.$D146])" office:value-type="float" office:value="6990.00000000069" calcext:value-type="float">
            <text:p>6990.000000000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46]-[.G146])" office:value-type="float" office:value="8708.99999999892" calcext:value-type="float">
            <text:p>8708.9999999989</text:p>
          </table:table-cell>
        </table:table-row>
        <table:table-row table:style-name="ro1">
          <table:table-cell office:value-type="float" office:value="3003.699" calcext:value-type="float">
            <text:p>3003.699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47]- [.$D147])" office:value-type="float" office:value="6990.00000000069" calcext:value-type="float">
            <text:p>6990.000000000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47]-[.G147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9" calcext:value-type="float">
            <text:p>3003.699</text:p>
          </table:table-cell>
          <table:table-cell office:value-type="float" office:value="3129.8708" calcext:value-type="float">
            <text:p>3129.8708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48]- [.$D148])" office:value-type="float" office:value="6990.00000000069" calcext:value-type="float">
            <text:p>6990.000000000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48]-[.G148])" office:value-type="float" office:value="8708.00000000145" calcext:value-type="float">
            <text:p>8708.0000000015</text:p>
          </table:table-cell>
        </table:table-row>
        <table:table-row table:style-name="ro1">
          <table:table-cell office:value-type="float" office:value="3003.699" calcext:value-type="float">
            <text:p>3003.699</text:p>
          </table:table-cell>
          <table:table-cell office:value-type="float" office:value="3129.8709" calcext:value-type="float">
            <text:p>3129.8709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49]- [.$D149])" office:value-type="float" office:value="6990.00000000069" calcext:value-type="float">
            <text:p>6990.000000000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49]-[.G149])" office:value-type="float" office:value="8708.99999999892" calcext:value-type="float">
            <text:p>8708.9999999989</text:p>
          </table:table-cell>
        </table:table-row>
        <table:table-row table:style-name="ro1">
          <table:table-cell office:value-type="float" office:value="3003.699" calcext:value-type="float">
            <text:p>3003.699</text:p>
          </table:table-cell>
          <table:table-cell office:value-type="float" office:value="3129.871" calcext:value-type="float">
            <text:p>3129.87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50]- [.$D150])" office:value-type="float" office:value="6990.00000000069" calcext:value-type="float">
            <text:p>6990.000000000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50]-[.G150])" office:value-type="float" office:value="8710.00000000095" calcext:value-type="float">
            <text:p>8710.000000001</text:p>
          </table:table-cell>
        </table:table-row>
        <table:table-row table:style-name="ro1">
          <table:table-cell office:value-type="float" office:value="3003.6989" calcext:value-type="float">
            <text:p>3003.6989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51]- [.$D151])" office:value-type="float" office:value="6988.99999999867" calcext:value-type="float">
            <text:p>6988.999999998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51]-[.G151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89" calcext:value-type="float">
            <text:p>3003.6989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52]- [.$D152])" office:value-type="float" office:value="6988.99999999867" calcext:value-type="float">
            <text:p>6988.999999998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52]-[.G152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88" calcext:value-type="float">
            <text:p>3003.6988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53]- [.$D153])" office:value-type="float" office:value="6988.00000000119" calcext:value-type="float">
            <text:p>6988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53]-[.G153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88" calcext:value-type="float">
            <text:p>3003.6988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54]- [.$D154])" office:value-type="float" office:value="6988.00000000119" calcext:value-type="float">
            <text:p>6988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54]-[.G154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88" calcext:value-type="float">
            <text:p>3003.6988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55]- [.$D155])" office:value-type="float" office:value="6988.00000000119" calcext:value-type="float">
            <text:p>6988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55]-[.G155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87" calcext:value-type="float">
            <text:p>3003.6987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56]- [.$D156])" office:value-type="float" office:value="6986.99999999917" calcext:value-type="float">
            <text:p>6986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56]-[.G156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87" calcext:value-type="float">
            <text:p>3003.6987</text:p>
          </table:table-cell>
          <table:table-cell office:value-type="float" office:value="3129.8712" calcext:value-type="float">
            <text:p>3129.871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57]- [.$D157])" office:value-type="float" office:value="6986.99999999917" calcext:value-type="float">
            <text:p>6986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57]-[.G157])" office:value-type="float" office:value="8712.00000000044" calcext:value-type="float">
            <text:p>8712.0000000005</text:p>
          </table:table-cell>
        </table:table-row>
        <table:table-row table:style-name="ro1">
          <table:table-cell office:value-type="float" office:value="3003.6987" calcext:value-type="float">
            <text:p>3003.6987</text:p>
          </table:table-cell>
          <table:table-cell office:value-type="float" office:value="3129.8712" calcext:value-type="float">
            <text:p>3129.871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58]- [.$D158])" office:value-type="float" office:value="6986.99999999917" calcext:value-type="float">
            <text:p>6986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58]-[.G158])" office:value-type="float" office:value="8712.00000000044" calcext:value-type="float">
            <text:p>8712.0000000005</text:p>
          </table:table-cell>
        </table:table-row>
        <table:table-row table:style-name="ro1">
          <table:table-cell office:value-type="float" office:value="3003.6986" calcext:value-type="float">
            <text:p>3003.6986</text:p>
          </table:table-cell>
          <table:table-cell office:value-type="float" office:value="3129.8712" calcext:value-type="float">
            <text:p>3129.871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59]- [.$D159])" office:value-type="float" office:value="6986.0000000017" calcext:value-type="float">
            <text:p>6986.000000001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59]-[.G159])" office:value-type="float" office:value="8712.00000000044" calcext:value-type="float">
            <text:p>8712.0000000005</text:p>
          </table:table-cell>
        </table:table-row>
        <table:table-row table:style-name="ro1">
          <table:table-cell office:value-type="float" office:value="3003.6986" calcext:value-type="float">
            <text:p>3003.6986</text:p>
          </table:table-cell>
          <table:table-cell office:value-type="float" office:value="3129.8712" calcext:value-type="float">
            <text:p>3129.871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60]- [.$D160])" office:value-type="float" office:value="6986.0000000017" calcext:value-type="float">
            <text:p>6986.000000001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60]-[.G160])" office:value-type="float" office:value="8712.00000000044" calcext:value-type="float">
            <text:p>8712.0000000005</text:p>
          </table:table-cell>
        </table:table-row>
        <table:table-row table:style-name="ro1">
          <table:table-cell office:value-type="float" office:value="3003.6985" calcext:value-type="float">
            <text:p>3003.6985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61]- [.$D161])" office:value-type="float" office:value="6984.99999999967" calcext:value-type="float">
            <text:p>6984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61]-[.G161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84" calcext:value-type="float">
            <text:p>3003.6984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62]- [.$D162])" office:value-type="float" office:value="6984.0000000022" calcext:value-type="float">
            <text:p>6984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62]-[.G162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83" calcext:value-type="float">
            <text:p>3003.6983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63]- [.$D163])" office:value-type="float" office:value="6983.00000000017" calcext:value-type="float">
            <text:p>6983.000000000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63]-[.G163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82" calcext:value-type="float">
            <text:p>3003.6982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64]- [.$D164])" office:value-type="float" office:value="6981.99999999815" calcext:value-type="float">
            <text:p>6981.999999998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64]-[.G164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8" calcext:value-type="float">
            <text:p>3003.698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65]- [.$D165])" office:value-type="float" office:value="6979.99999999865" calcext:value-type="float">
            <text:p>6979.999999998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65]-[.G165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79" calcext:value-type="float">
            <text:p>3003.6979</text:p>
          </table:table-cell>
          <table:table-cell office:value-type="float" office:value="3129.871" calcext:value-type="float">
            <text:p>3129.87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66]- [.$D166])" office:value-type="float" office:value="6979.00000000118" calcext:value-type="float">
            <text:p>6979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66]-[.G166])" office:value-type="float" office:value="8710.00000000095" calcext:value-type="float">
            <text:p>8710.000000001</text:p>
          </table:table-cell>
        </table:table-row>
        <table:table-row table:style-name="ro1">
          <table:table-cell office:value-type="float" office:value="3003.6977" calcext:value-type="float">
            <text:p>3003.6977</text:p>
          </table:table-cell>
          <table:table-cell office:value-type="float" office:value="3129.871" calcext:value-type="float">
            <text:p>3129.87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67]- [.$D167])" office:value-type="float" office:value="6977.00000000168" calcext:value-type="float">
            <text:p>6977.000000001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67]-[.G167])" office:value-type="float" office:value="8710.00000000095" calcext:value-type="float">
            <text:p>8710.000000001</text:p>
          </table:table-cell>
        </table:table-row>
        <table:table-row table:style-name="ro1">
          <table:table-cell office:value-type="float" office:value="3003.6976" calcext:value-type="float">
            <text:p>3003.6976</text:p>
          </table:table-cell>
          <table:table-cell office:value-type="float" office:value="3129.871" calcext:value-type="float">
            <text:p>3129.87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68]- [.$D168])" office:value-type="float" office:value="6975.99999999966" calcext:value-type="float">
            <text:p>6975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68]-[.G168])" office:value-type="float" office:value="8710.00000000095" calcext:value-type="float">
            <text:p>8710.000000001</text:p>
          </table:table-cell>
        </table:table-row>
        <table:table-row table:style-name="ro1">
          <table:table-cell office:value-type="float" office:value="3003.6975" calcext:value-type="float">
            <text:p>3003.6975</text:p>
          </table:table-cell>
          <table:table-cell office:value-type="float" office:value="3129.871" calcext:value-type="float">
            <text:p>3129.87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69]- [.$D169])" office:value-type="float" office:value="6975.00000000218" calcext:value-type="float">
            <text:p>6975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69]-[.G169])" office:value-type="float" office:value="8710.00000000095" calcext:value-type="float">
            <text:p>8710.000000001</text:p>
          </table:table-cell>
        </table:table-row>
        <table:table-row table:style-name="ro1">
          <table:table-cell office:value-type="float" office:value="3003.6975" calcext:value-type="float">
            <text:p>3003.6975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70]- [.$D170])" office:value-type="float" office:value="6975.00000000218" calcext:value-type="float">
            <text:p>6975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70]-[.G170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75" calcext:value-type="float">
            <text:p>3003.6975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71]- [.$D171])" office:value-type="float" office:value="6975.00000000218" calcext:value-type="float">
            <text:p>6975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71]-[.G171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75" calcext:value-type="float">
            <text:p>3003.6975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72]- [.$D172])" office:value-type="float" office:value="6975.00000000218" calcext:value-type="float">
            <text:p>6975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72]-[.G172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75" calcext:value-type="float">
            <text:p>3003.6975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73]- [.$D173])" office:value-type="float" office:value="6975.00000000218" calcext:value-type="float">
            <text:p>6975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73]-[.G173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76" calcext:value-type="float">
            <text:p>3003.6976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74]- [.$D174])" office:value-type="float" office:value="6975.99999999966" calcext:value-type="float">
            <text:p>6975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74]-[.G174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76" calcext:value-type="float">
            <text:p>3003.6976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75]- [.$D175])" office:value-type="float" office:value="6975.99999999966" calcext:value-type="float">
            <text:p>6975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75]-[.G175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76" calcext:value-type="float">
            <text:p>3003.6976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76]- [.$D176])" office:value-type="float" office:value="6975.99999999966" calcext:value-type="float">
            <text:p>6975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76]-[.G176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76" calcext:value-type="float">
            <text:p>3003.6976</text:p>
          </table:table-cell>
          <table:table-cell office:value-type="float" office:value="3129.8712" calcext:value-type="float">
            <text:p>3129.871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77]- [.$D177])" office:value-type="float" office:value="6975.99999999966" calcext:value-type="float">
            <text:p>6975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77]-[.G177])" office:value-type="float" office:value="8712.00000000044" calcext:value-type="float">
            <text:p>8712.0000000005</text:p>
          </table:table-cell>
        </table:table-row>
        <table:table-row table:style-name="ro1">
          <table:table-cell office:value-type="float" office:value="3003.6976" calcext:value-type="float">
            <text:p>3003.6976</text:p>
          </table:table-cell>
          <table:table-cell office:value-type="float" office:value="3129.8712" calcext:value-type="float">
            <text:p>3129.871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78]- [.$D178])" office:value-type="float" office:value="6975.99999999966" calcext:value-type="float">
            <text:p>6975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78]-[.G178])" office:value-type="float" office:value="8712.00000000044" calcext:value-type="float">
            <text:p>8712.0000000005</text:p>
          </table:table-cell>
        </table:table-row>
        <table:table-row table:style-name="ro1">
          <table:table-cell office:value-type="float" office:value="3003.6975" calcext:value-type="float">
            <text:p>3003.6975</text:p>
          </table:table-cell>
          <table:table-cell office:value-type="float" office:value="3129.8712" calcext:value-type="float">
            <text:p>3129.871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79]- [.$D179])" office:value-type="float" office:value="6975.00000000218" calcext:value-type="float">
            <text:p>6975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79]-[.G179])" office:value-type="float" office:value="8712.00000000044" calcext:value-type="float">
            <text:p>8712.0000000005</text:p>
          </table:table-cell>
        </table:table-row>
        <table:table-row table:style-name="ro1">
          <table:table-cell office:value-type="float" office:value="3003.6975" calcext:value-type="float">
            <text:p>3003.6975</text:p>
          </table:table-cell>
          <table:table-cell office:value-type="float" office:value="3129.8712" calcext:value-type="float">
            <text:p>3129.871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80]- [.$D180])" office:value-type="float" office:value="6975.00000000218" calcext:value-type="float">
            <text:p>6975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80]-[.G180])" office:value-type="float" office:value="8712.00000000044" calcext:value-type="float">
            <text:p>8712.0000000005</text:p>
          </table:table-cell>
        </table:table-row>
        <table:table-row table:style-name="ro1">
          <table:table-cell office:value-type="float" office:value="3003.6975" calcext:value-type="float">
            <text:p>3003.6975</text:p>
          </table:table-cell>
          <table:table-cell office:value-type="float" office:value="3129.8712" calcext:value-type="float">
            <text:p>3129.871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81]- [.$D181])" office:value-type="float" office:value="6975.00000000218" calcext:value-type="float">
            <text:p>6975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81]-[.G181])" office:value-type="float" office:value="8712.00000000044" calcext:value-type="float">
            <text:p>8712.0000000005</text:p>
          </table:table-cell>
        </table:table-row>
        <table:table-row table:style-name="ro1">
          <table:table-cell office:value-type="float" office:value="3003.6975" calcext:value-type="float">
            <text:p>3003.6975</text:p>
          </table:table-cell>
          <table:table-cell office:value-type="float" office:value="3129.8713" calcext:value-type="float">
            <text:p>3129.871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82]- [.$D182])" office:value-type="float" office:value="6975.00000000218" calcext:value-type="float">
            <text:p>6975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82]-[.G182])" office:value-type="float" office:value="8712.99999999792" calcext:value-type="float">
            <text:p>8712.9999999979</text:p>
          </table:table-cell>
        </table:table-row>
        <table:table-row table:style-name="ro1">
          <table:table-cell office:value-type="float" office:value="3003.6975" calcext:value-type="float">
            <text:p>3003.6975</text:p>
          </table:table-cell>
          <table:table-cell office:value-type="float" office:value="3129.8713" calcext:value-type="float">
            <text:p>3129.871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83]- [.$D183])" office:value-type="float" office:value="6975.00000000218" calcext:value-type="float">
            <text:p>6975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83]-[.G183])" office:value-type="float" office:value="8712.99999999792" calcext:value-type="float">
            <text:p>8712.9999999979</text:p>
          </table:table-cell>
        </table:table-row>
        <table:table-row table:style-name="ro1">
          <table:table-cell office:value-type="float" office:value="3003.6975" calcext:value-type="float">
            <text:p>3003.6975</text:p>
          </table:table-cell>
          <table:table-cell office:value-type="float" office:value="3129.8713" calcext:value-type="float">
            <text:p>3129.871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84]- [.$D184])" office:value-type="float" office:value="6975.00000000218" calcext:value-type="float">
            <text:p>6975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84]-[.G184])" office:value-type="float" office:value="8712.99999999792" calcext:value-type="float">
            <text:p>8712.9999999979</text:p>
          </table:table-cell>
        </table:table-row>
        <table:table-row table:style-name="ro1">
          <table:table-cell office:value-type="float" office:value="3003.6975" calcext:value-type="float">
            <text:p>3003.6975</text:p>
          </table:table-cell>
          <table:table-cell office:value-type="float" office:value="3129.8713" calcext:value-type="float">
            <text:p>3129.871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85]- [.$D185])" office:value-type="float" office:value="6975.00000000218" calcext:value-type="float">
            <text:p>6975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85]-[.G185])" office:value-type="float" office:value="8712.99999999792" calcext:value-type="float">
            <text:p>8712.9999999979</text:p>
          </table:table-cell>
        </table:table-row>
        <table:table-row table:style-name="ro1">
          <table:table-cell office:value-type="float" office:value="3003.6975" calcext:value-type="float">
            <text:p>3003.6975</text:p>
          </table:table-cell>
          <table:table-cell office:value-type="float" office:value="3129.8714" calcext:value-type="float">
            <text:p>3129.8714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86]- [.$D186])" office:value-type="float" office:value="6975.00000000218" calcext:value-type="float">
            <text:p>6975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86]-[.G186])" office:value-type="float" office:value="8713.99999999994" calcext:value-type="float">
            <text:p>8714</text:p>
          </table:table-cell>
        </table:table-row>
        <table:table-row table:style-name="ro1">
          <table:table-cell office:value-type="float" office:value="3003.6975" calcext:value-type="float">
            <text:p>3003.6975</text:p>
          </table:table-cell>
          <table:table-cell office:value-type="float" office:value="3129.8714" calcext:value-type="float">
            <text:p>3129.8714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87]- [.$D187])" office:value-type="float" office:value="6975.00000000218" calcext:value-type="float">
            <text:p>6975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87]-[.G187])" office:value-type="float" office:value="8713.99999999994" calcext:value-type="float">
            <text:p>8714</text:p>
          </table:table-cell>
        </table:table-row>
        <table:table-row table:style-name="ro1">
          <table:table-cell office:value-type="float" office:value="3003.6975" calcext:value-type="float">
            <text:p>3003.6975</text:p>
          </table:table-cell>
          <table:table-cell office:value-type="float" office:value="3129.8715" calcext:value-type="float">
            <text:p>3129.8715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88]- [.$D188])" office:value-type="float" office:value="6975.00000000218" calcext:value-type="float">
            <text:p>6975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88]-[.G188])" office:value-type="float" office:value="8715.00000000196" calcext:value-type="float">
            <text:p>8715.000000002</text:p>
          </table:table-cell>
        </table:table-row>
        <table:table-row table:style-name="ro1">
          <table:table-cell office:value-type="float" office:value="3003.6975" calcext:value-type="float">
            <text:p>3003.6975</text:p>
          </table:table-cell>
          <table:table-cell office:value-type="float" office:value="3129.8716" calcext:value-type="float">
            <text:p>3129.8716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89]- [.$D189])" office:value-type="float" office:value="6975.00000000218" calcext:value-type="float">
            <text:p>6975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89]-[.G189])" office:value-type="float" office:value="8715.99999999944" calcext:value-type="float">
            <text:p>8715.9999999994</text:p>
          </table:table-cell>
        </table:table-row>
        <table:table-row table:style-name="ro1">
          <table:table-cell office:value-type="float" office:value="3003.6974" calcext:value-type="float">
            <text:p>3003.6974</text:p>
          </table:table-cell>
          <table:table-cell office:value-type="float" office:value="3129.8716" calcext:value-type="float">
            <text:p>3129.8716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90]- [.$D190])" office:value-type="float" office:value="6974.00000000016" calcext:value-type="float">
            <text:p>6974.000000000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90]-[.G190])" office:value-type="float" office:value="8715.99999999944" calcext:value-type="float">
            <text:p>8715.9999999994</text:p>
          </table:table-cell>
        </table:table-row>
        <table:table-row table:style-name="ro1">
          <table:table-cell office:value-type="float" office:value="3003.6973" calcext:value-type="float">
            <text:p>3003.6973</text:p>
          </table:table-cell>
          <table:table-cell office:value-type="float" office:value="3129.8717" calcext:value-type="float">
            <text:p>3129.8717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91]- [.$D191])" office:value-type="float" office:value="6972.99999999814" calcext:value-type="float">
            <text:p>6972.9999999981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91]-[.G191])" office:value-type="float" office:value="8717.00000000146" calcext:value-type="float">
            <text:p>8717.0000000015</text:p>
          </table:table-cell>
        </table:table-row>
        <table:table-row table:style-name="ro1">
          <table:table-cell office:value-type="float" office:value="3003.6972" calcext:value-type="float">
            <text:p>3003.6972</text:p>
          </table:table-cell>
          <table:table-cell office:value-type="float" office:value="3129.8716" calcext:value-type="float">
            <text:p>3129.8716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92]- [.$D192])" office:value-type="float" office:value="6972.00000000066" calcext:value-type="float">
            <text:p>6972.000000000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92]-[.G192])" office:value-type="float" office:value="8715.99999999944" calcext:value-type="float">
            <text:p>8715.9999999994</text:p>
          </table:table-cell>
        </table:table-row>
        <table:table-row table:style-name="ro1">
          <table:table-cell office:value-type="float" office:value="3003.6971" calcext:value-type="float">
            <text:p>3003.6971</text:p>
          </table:table-cell>
          <table:table-cell office:value-type="float" office:value="3129.8716" calcext:value-type="float">
            <text:p>3129.8716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93]- [.$D193])" office:value-type="float" office:value="6970.99999999864" calcext:value-type="float">
            <text:p>6970.9999999986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93]-[.G193])" office:value-type="float" office:value="8715.99999999944" calcext:value-type="float">
            <text:p>8715.9999999994</text:p>
          </table:table-cell>
        </table:table-row>
        <table:table-row table:style-name="ro1">
          <table:table-cell office:value-type="float" office:value="3003.697" calcext:value-type="float">
            <text:p>3003.697</text:p>
          </table:table-cell>
          <table:table-cell office:value-type="float" office:value="3129.8715" calcext:value-type="float">
            <text:p>3129.8715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94]- [.$D194])" office:value-type="float" office:value="6970.00000000116" calcext:value-type="float">
            <text:p>6970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94]-[.G194])" office:value-type="float" office:value="8715.00000000196" calcext:value-type="float">
            <text:p>8715.000000002</text:p>
          </table:table-cell>
        </table:table-row>
        <table:table-row table:style-name="ro1">
          <table:table-cell office:value-type="float" office:value="3003.697" calcext:value-type="float">
            <text:p>3003.697</text:p>
          </table:table-cell>
          <table:table-cell office:value-type="float" office:value="3129.8715" calcext:value-type="float">
            <text:p>3129.8715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95]- [.$D195])" office:value-type="float" office:value="6970.00000000116" calcext:value-type="float">
            <text:p>6970.000000001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95]-[.G195])" office:value-type="float" office:value="8715.00000000196" calcext:value-type="float">
            <text:p>8715.000000002</text:p>
          </table:table-cell>
        </table:table-row>
        <table:table-row table:style-name="ro1">
          <table:table-cell office:value-type="float" office:value="3003.6971" calcext:value-type="float">
            <text:p>3003.6971</text:p>
          </table:table-cell>
          <table:table-cell office:value-type="float" office:value="3129.8713" calcext:value-type="float">
            <text:p>3129.8713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96]- [.$D196])" office:value-type="float" office:value="6970.99999999864" calcext:value-type="float">
            <text:p>6970.9999999986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96]-[.G196])" office:value-type="float" office:value="8712.99999999792" calcext:value-type="float">
            <text:p>8712.9999999979</text:p>
          </table:table-cell>
        </table:table-row>
        <table:table-row table:style-name="ro1">
          <table:table-cell office:value-type="float" office:value="3003.6969" calcext:value-type="float">
            <text:p>3003.6969</text:p>
          </table:table-cell>
          <table:table-cell office:value-type="float" office:value="3129.8712" calcext:value-type="float">
            <text:p>3129.8712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97]- [.$D197])" office:value-type="float" office:value="6968.99999999914" calcext:value-type="float">
            <text:p>6968.999999999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97]-[.G197])" office:value-type="float" office:value="8712.00000000044" calcext:value-type="float">
            <text:p>8712.0000000005</text:p>
          </table:table-cell>
        </table:table-row>
        <table:table-row table:style-name="ro1">
          <table:table-cell office:value-type="float" office:value="3003.6968" calcext:value-type="float">
            <text:p>3003.6968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98]- [.$D198])" office:value-type="float" office:value="6968.00000000167" calcext:value-type="float">
            <text:p>6968.000000001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98]-[.G198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67" calcext:value-type="float">
            <text:p>3003.6967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199]- [.$D199])" office:value-type="float" office:value="6966.99999999964" calcext:value-type="float">
            <text:p>6966.9999999997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199]-[.G199])" office:value-type="float" office:value="8710.99999999842" calcext:value-type="float">
            <text:p>8710.9999999984</text:p>
          </table:table-cell>
        </table:table-row>
        <table:table-row table:style-name="ro1">
          <table:table-cell office:value-type="float" office:value="3003.6966" calcext:value-type="float">
            <text:p>3003.6966</text:p>
          </table:table-cell>
          <table:table-cell office:value-type="float" office:value="3129.8711" calcext:value-type="float">
            <text:p>3129.8711</text:p>
          </table:table-cell>
          <table:table-cell/>
          <table:table-cell office:value-type="float" office:value="3003" calcext:value-type="float">
            <text:p>3003</text:p>
          </table:table-cell>
          <table:table-cell table:formula="of:=10000*([.A200]- [.$D200])" office:value-type="float" office:value="6966.00000000217" calcext:value-type="float">
            <text:p>6966.0000000022</text:p>
          </table:table-cell>
          <table:table-cell/>
          <table:table-cell office:value-type="float" office:value="3129" calcext:value-type="float">
            <text:p>3129</text:p>
          </table:table-cell>
          <table:table-cell table:formula="of:=10000*([.B200]-[.G200])" office:value-type="float" office:value="8710.99999999842" calcext:value-type="float">
            <text:p>8710.9999999984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el </meta:initial-creator>
    <meta:creation-date>2014-02-18T21:31:14.312010356</meta:creation-date>
    <dc:date>2014-02-18T21:40:01.242757462</dc:date>
    <dc:creator>Wael </dc:creator>
    <meta:editing-duration>P0D</meta:editing-duration>
    <meta:editing-cycles>1</meta:editing-cycles>
    <meta:document-statistic meta:table-count="1" meta:cell-count="1202" meta:object-count="0"/>
    <meta:generator>LibreOffice/4.1.3.2$Linux_X86_64 LibreOffice_project/410m0$Build-2</meta:generator>
  </office:meta>
</office:document-meta>
</file>